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5.11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99.5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115.14pt"/>
    </style:style>
    <style:style style:name="co8" style:family="table-column">
      <style:table-column-properties fo:break-before="auto" style:column-width="112.79pt"/>
    </style:style>
    <style:style style:name="co9" style:family="table-column">
      <style:table-column-properties fo:break-before="auto" style:column-width="113.6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240.78pt" svg:y="0pt">
            <loext:p draw:notify-on-update-of-ranges="Sheet1.A19:Sheet1.A19 Sheet1.B19:Sheet1.J19 Sheet1.A21:Sheet1.A21 Sheet1.B21:Sheet1.J21 Sheet1.A19:Sheet1.A19 Sheet1.B19:Sheet1.J19 Sheet1.A22:Sheet1.A22 Sheet1.B22:Sheet1.J22 Sheet1.A19:Sheet1.A19 Sheet1.B19:Sheet1.J19 Sheet1.A23:Sheet1.A23 Sheet1.B23:Sheet1.J23 Sheet1.A19:Sheet1.A19 Sheet1.B19:Sheet1.J19 Sheet1.A24:Sheet1.A24 Sheet1.B24:Sheet1.J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6pt" svg:height="255.23pt" svg:x="1236.36pt" svg:y="259.77pt">
            <loext:p draw:notify-on-update-of-ranges="Sheet1.A27:Sheet1.A27 Sheet1.B27:Sheet1.J27 Sheet1.A29:Sheet1.A29 Sheet1.B29:Sheet1.J29 Sheet1.A27:Sheet1.A27 Sheet1.B27:Sheet1.J27 Sheet1.A30:Sheet1.A30 Sheet1.B30:Sheet1.J30 Sheet1.A27:Sheet1.A27 Sheet1.B27:Sheet1.J27 Sheet1.A31:Sheet1.A31 Sheet1.B31:Sheet1.J31 Sheet1.A27:Sheet1.A27 Sheet1.B27:Sheet1.J27 Sheet1.A32:Sheet1.A32 Sheet1.B32:Sheet1.J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3pt" svg:height="255.23pt" svg:x="650.47pt" svg:y="431.43pt">
            <loext:p draw:notify-on-update-of-ranges="Sheet1.A19:Sheet1.A19 Sheet1.B19:Sheet1.J19 Sheet1.A22:Sheet1.A22 Sheet1.B22:Sheet1.J22 Sheet1.A19:Sheet1.A19 Sheet1.B19:Sheet1.J19 Sheet1.A23:Sheet1.A23 Sheet1.B23:Sheet1.J23 Sheet1.A19:Sheet1.A19 Sheet1.B19:Sheet1.J19 Sheet1.A24:Sheet1.A24 Sheet1.B24:Sheet1.J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6pt" svg:height="255.23pt" svg:x="27.98pt" svg:y="443.48pt">
            <loext:p draw:notify-on-update-of-ranges="Sheet1.A27:Sheet1.A27 Sheet1.B27:Sheet1.J27 Sheet1.A30:Sheet1.A30 Sheet1.B30:Sheet1.J30 Sheet1.A27:Sheet1.A27 Sheet1.B27:Sheet1.J27 Sheet1.A31:Sheet1.A31 Sheet1.B31:Sheet1.J31 Sheet1.A27:Sheet1.A27 Sheet1.B27:Sheet1.J27 Sheet1.A32:Sheet1.A32 Sheet1.B32:Sheet1.J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Phi 0.0033 r 0,33</text:p>
          </table:table-cell>
          <table:table-cell table:style-name="ce1" office:value-type="string" calcext:value-type="string">
            <text:p>Phi 0.0033 r 0.66</text:p>
          </table:table-cell>
          <table:table-cell table:style-name="ce1" office:value-type="string" calcext:value-type="string">
            <text:p>Phi 0.0033 r 1.0</text:p>
          </table:table-cell>
          <table:table-cell table:style-name="ce1" office:value-type="string" calcext:value-type="string">
            <text:p>Phi 0.0066 r 0.33</text:p>
          </table:table-cell>
          <table:table-cell table:style-name="ce1" office:value-type="string" calcext:value-type="string">
            <text:p>Phi 0.0066 r 0,66</text:p>
          </table:table-cell>
          <table:table-cell table:style-name="ce1" office:value-type="string" calcext:value-type="string">
            <text:p>Phi 0,0066 r 1,0</text:p>
          </table:table-cell>
          <table:table-cell table:style-name="ce1" office:value-type="string" calcext:value-type="string">
            <text:p>Phi 0,010 r 0,33</text:p>
          </table:table-cell>
          <table:table-cell table:style-name="ce1" office:value-type="string" calcext:value-type="string">
            <text:p>Phi 0.010 r 0.66</text:p>
          </table:table-cell>
          <table:table-cell table:style-name="ce1" office:value-type="string" calcext:value-type="string">
            <text:p>Phi 0,010 r 1.0</text:p>
          </table:table-cell>
          <table:table-cell table:style-name="ce1" office:value-type="string" calcext:value-type="string">
            <text:p>draw line </text:p>
          </table:table-cell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 SIZE 4K</text:p>
          </table:table-cell>
          <table:table-cell office:value-type="float" office:value="34584066" calcext:value-type="float">
            <text:p>34584066</text:p>
          </table:table-cell>
          <table:table-cell office:value-type="float" office:value="17292033" calcext:value-type="float">
            <text:p>17292033</text:p>
          </table:table-cell>
          <table:table-cell office:value-type="float" office:value="11412951" calcext:value-type="float">
            <text:p>11412951</text:p>
          </table:table-cell>
          <table:table-cell office:value-type="float" office:value="17273850" calcext:value-type="float">
            <text:p>17273850</text:p>
          </table:table-cell>
          <table:table-cell office:value-type="float" office:value="8636925" calcext:value-type="float">
            <text:p>8636925</text:p>
          </table:table-cell>
          <table:table-cell office:value-type="float" office:value="5700475" calcext:value-type="float">
            <text:p>5700475</text:p>
          </table:table-cell>
          <table:table-cell office:value-type="float" office:value="11418924" calcext:value-type="float">
            <text:p>11418924</text:p>
          </table:table-cell>
          <table:table-cell office:value-type="float" office:value="5709462" calcext:value-type="float">
            <text:p>5709462</text:p>
          </table:table-cell>
          <table:table-cell office:value-type="float" office:value="3768314" calcext:value-type="float">
            <text:p>376831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E1SoC 4K</text:p>
          </table:table-cell>
          <table:table-cell office:value-type="string" calcext:value-type="string">
            <text:p>inf</text:p>
          </table:table-cell>
          <table:table-cell office:value-type="float" office:value="13.688" calcext:value-type="float">
            <text:p>13.688</text:p>
          </table:table-cell>
          <table:table-cell office:value-type="float" office:value="13.455" calcext:value-type="float">
            <text:p>13.455</text:p>
          </table:table-cell>
          <table:table-cell office:value-type="float" office:value="12.623" calcext:value-type="float">
            <text:p>12.623</text:p>
          </table:table-cell>
          <table:table-cell office:value-type="float" office:value="12.226" calcext:value-type="float">
            <text:p>12.226</text:p>
          </table:table-cell>
          <table:table-cell office:value-type="float" office:value="12.1" calcext:value-type="float">
            <text:p>12.1</text:p>
          </table:table-cell>
          <table:table-cell office:value-type="float" office:value="12.195" calcext:value-type="float">
            <text:p>12.195</text:p>
          </table:table-cell>
          <table:table-cell office:value-type="float" office:value="11.854" calcext:value-type="float">
            <text:p>11.854</text:p>
          </table:table-cell>
          <table:table-cell office:value-type="float" office:value="11.954" calcext:value-type="float">
            <text:p>11.954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3520M CPU @ 2.90GHz 4K</text:p>
          </table:table-cell>
          <table:table-cell office:value-type="float" office:value="1.15" calcext:value-type="float">
            <text:p>1.15</text:p>
          </table:table-cell>
          <table:table-cell office:value-type="float" office:value="1.079" calcext:value-type="float">
            <text:p>1.079</text:p>
          </table:table-cell>
          <table:table-cell office:value-type="float" office:value="1.02" calcext:value-type="float">
            <text:p>1.02</text:p>
          </table:table-cell>
          <table:table-cell office:value-type="float" office:value="1.099" calcext:value-type="float">
            <text:p>1.09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3" calcext:value-type="float">
            <text:p>0.983</text:p>
          </table:table-cell>
          <table:table-cell office:value-type="float" office:value="0.949" calcext:value-type="float">
            <text:p>0.949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2600 CPU @ 3.40GHz 4K</text:p>
          </table:table-cell>
          <table:table-cell office:value-type="float" office:value="1.241" calcext:value-type="float">
            <text:p>1.241</text:p>
          </table:table-cell>
          <table:table-cell office:value-type="float" office:value="1.19" calcext:value-type="float">
            <text:p>1.19</text:p>
          </table:table-cell>
          <table:table-cell office:value-type="float" office:value="1.156" calcext:value-type="float">
            <text:p>1.156</text:p>
          </table:table-cell>
          <table:table-cell office:value-type="float" office:value="1.187" calcext:value-type="float">
            <text:p>1.187</text:p>
          </table:table-cell>
          <table:table-cell office:value-type="float" office:value="1.11" calcext:value-type="float">
            <text:p>1.11</text:p>
          </table:table-cell>
          <table:table-cell office:value-type="float" office:value="1.137" calcext:value-type="float">
            <text:p>1.137</text:p>
          </table:table-cell>
          <table:table-cell office:value-type="float" office:value="1.123" calcext:value-type="float">
            <text:p>1.123</text:p>
          </table:table-cell>
          <table:table-cell office:value-type="float" office:value="1.116" calcext:value-type="float">
            <text:p>1.116</text:p>
          </table:table-cell>
          <table:table-cell office:value-type="float" office:value="1.069" calcext:value-type="float">
            <text:p>1.069</text:p>
          </table:table-cell>
          <table:table-cell office:value-type="float" office:value="0.6" calcext:value-type="float">
            <text:p>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Force GTX 970 4K</text:p>
          </table:table-cell>
          <table:table-cell office:value-type="float" office:value="1.191" calcext:value-type="float">
            <text:p>1.191</text:p>
          </table:table-cell>
          <table:table-cell office:value-type="float" office:value="1.159" calcext:value-type="float">
            <text:p>1.159</text:p>
          </table:table-cell>
          <table:table-cell office:value-type="float" office:value="1.087" calcext:value-type="float">
            <text:p>1.087</text:p>
          </table:table-cell>
          <table:table-cell office:value-type="float" office:value="1.126" calcext:value-type="float">
            <text:p>1.126</text:p>
          </table:table-cell>
          <table:table-cell office:value-type="float" office:value="1.097" calcext:value-type="float">
            <text:p>1.097</text:p>
          </table:table-cell>
          <table:table-cell office:value-type="float" office:value="1.108" calcext:value-type="float">
            <text:p>1.108</text:p>
          </table:table-cell>
          <table:table-cell office:value-type="float" office:value="1.114" calcext:value-type="float">
            <text:p>1.114</text:p>
          </table:table-cell>
          <table:table-cell office:value-type="float" office:value="1.115" calcext:value-type="float">
            <text:p>1.115</text:p>
          </table:table-cell>
          <table:table-cell office:value-type="float" office:value="1.094" calcext:value-type="float">
            <text:p>1.094</text:p>
          </table:table-cell>
          <table:table-cell office:value-type="float" office:value="0.6" calcext:value-type="float">
            <text:p>0.6</text:p>
          </table:table-cell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CC SIZE HD</text:p>
          </table:table-cell>
          <table:table-cell office:value-type="float" office:value="11529924" calcext:value-type="float">
            <text:p>11529924</text:p>
          </table:table-cell>
          <table:table-cell office:value-type="float" office:value="5764952" calcext:value-type="float">
            <text:p>5764952</text:p>
          </table:table-cell>
          <table:table-cell office:value-type="float" office:value="3804951" calcext:value-type="float">
            <text:p>3804951</text:p>
          </table:table-cell>
          <table:table-cell office:value-type="float" office:value="5758900" calcext:value-type="float">
            <text:p>5758900</text:p>
          </table:table-cell>
          <table:table-cell office:value-type="float" office:value="2879450" calcext:value-type="float">
            <text:p>2879450</text:p>
          </table:table-cell>
          <table:table-cell office:value-type="float" office:value="1900475" calcext:value-type="float">
            <text:p>1900475</text:p>
          </table:table-cell>
          <table:table-cell office:value-type="float" office:value="3806936" calcext:value-type="float">
            <text:p>3806936</text:p>
          </table:table-cell>
          <table:table-cell office:value-type="float" office:value="1903468" calcext:value-type="float">
            <text:p>1903468</text:p>
          </table:table-cell>
          <table:table-cell office:value-type="float" office:value="1256314" calcext:value-type="float">
            <text:p>125631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1SoC </text:p>
          </table:table-cell>
          <table:table-cell office:value-type="float" office:value="4.828" calcext:value-type="float">
            <text:p>4.828</text:p>
          </table:table-cell>
          <table:table-cell office:value-type="float" office:value="4.322" calcext:value-type="float">
            <text:p>4.322</text:p>
          </table:table-cell>
          <table:table-cell office:value-type="float" office:value="3.293" calcext:value-type="float">
            <text:p>3.293</text:p>
          </table:table-cell>
          <table:table-cell office:value-type="float" office:value="4.183" calcext:value-type="float">
            <text:p>4.183</text:p>
          </table:table-cell>
          <table:table-cell office:value-type="float" office:value="3.293" calcext:value-type="float">
            <text:p>3.293</text:p>
          </table:table-cell>
          <table:table-cell office:value-type="float" office:value="2.963" calcext:value-type="float">
            <text:p>2.963</text:p>
          </table:table-cell>
          <table:table-cell office:value-type="float" office:value="2.827" calcext:value-type="float">
            <text:p>2.827</text:p>
          </table:table-cell>
          <table:table-cell office:value-type="float" office:value="2.575" calcext:value-type="float">
            <text:p>2.575</text:p>
          </table:table-cell>
          <table:table-cell office:value-type="float" office:value="2.528" calcext:value-type="float">
            <text:p>2.52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3520M CPU @ 2.90GHz</text:p>
          </table:table-cell>
          <table:table-cell office:value-type="float" office:value="0.399" calcext:value-type="float">
            <text:p>0.39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1" calcext:value-type="float">
            <text:p>0.241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l Core i7-2600 CPU @ 3.40GHz</text:p>
          </table:table-cell>
          <table:table-cell office:value-type="float" office:value="0.373" calcext:value-type="float">
            <text:p>0.37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3" calcext:value-type="float">
            <text:p>0.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8" calcext:value-type="float">
            <text:p>0.288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Force GTX 97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" calcext:value-type="float">
            <text:p>0.3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7" calcext:value-type="float">
            <text:p>0.307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CC SIZE HD</text:p>
          </table:table-cell>
          <table:table-cell office:value-type="float" office:value="11529924" calcext:value-type="float">
            <text:p>11529924</text:p>
          </table:table-cell>
          <table:table-cell office:value-type="float" office:value="5764952" calcext:value-type="float">
            <text:p>5764952</text:p>
          </table:table-cell>
          <table:table-cell office:value-type="float" office:value="3804951" calcext:value-type="float">
            <text:p>3804951</text:p>
          </table:table-cell>
          <table:table-cell office:value-type="float" office:value="5758900" calcext:value-type="float">
            <text:p>5758900</text:p>
          </table:table-cell>
          <table:table-cell office:value-type="float" office:value="2879450" calcext:value-type="float">
            <text:p>2879450</text:p>
          </table:table-cell>
          <table:table-cell office:value-type="float" office:value="1900475" calcext:value-type="float">
            <text:p>1900475</text:p>
          </table:table-cell>
          <table:table-cell office:value-type="float" office:value="3806936" calcext:value-type="float">
            <text:p>3806936</text:p>
          </table:table-cell>
          <table:table-cell office:value-type="float" office:value="1903468" calcext:value-type="float">
            <text:p>1903468</text:p>
          </table:table-cell>
          <table:table-cell office:value-type="float" office:value="1256314" calcext:value-type="float">
            <text:p>125631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1SoC </text:p>
          </table:table-cell>
          <table:table-cell table:formula="of:=4.828-1" office:value-type="float" office:value="3.828" calcext:value-type="float">
            <text:p>3.828</text:p>
          </table:table-cell>
          <table:table-cell table:formula="of:=4.322-1" office:value-type="float" office:value="3.322" calcext:value-type="float">
            <text:p>3.322</text:p>
          </table:table-cell>
          <table:table-cell table:formula="of:=3.293-1" office:value-type="float" office:value="2.293" calcext:value-type="float">
            <text:p>2.293</text:p>
          </table:table-cell>
          <table:table-cell table:formula="of:=4.183-1" office:value-type="float" office:value="3.183" calcext:value-type="float">
            <text:p>3.183</text:p>
          </table:table-cell>
          <table:table-cell table:formula="of:=3.293-1" office:value-type="float" office:value="2.293" calcext:value-type="float">
            <text:p>2.293</text:p>
          </table:table-cell>
          <table:table-cell table:formula="of:=2.963-1" office:value-type="float" office:value="1.963" calcext:value-type="float">
            <text:p>1.963</text:p>
          </table:table-cell>
          <table:table-cell table:formula="of:=2.827-1" office:value-type="float" office:value="1.827" calcext:value-type="float">
            <text:p>1.827</text:p>
          </table:table-cell>
          <table:table-cell table:formula="of:=2.575-1" office:value-type="float" office:value="1.575" calcext:value-type="float">
            <text:p>1.575</text:p>
          </table:table-cell>
          <table:table-cell table:formula="of:=2.528-1" office:value-type="float" office:value="1.528" calcext:value-type="float">
            <text:p>1.5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l Core i7-3520M CPU @ 2.90GHz </text:p>
          </table:table-cell>
          <table:table-cell table:formula="of:=0.399-0.1" office:value-type="float" office:value="0.299" calcext:value-type="float">
            <text:p>0.299</text:p>
          </table:table-cell>
          <table:table-cell table:formula="of:=0.358-0.1" office:value-type="float" office:value="0.258" calcext:value-type="float">
            <text:p>0.258</text:p>
          </table:table-cell>
          <table:table-cell table:formula="of:=0.311-0.1" office:value-type="float" office:value="0.211" calcext:value-type="float">
            <text:p>0.211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1" calcext:value-type="float">
            <text:p>0.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l Core i7-2600 CPU @ 3.40GHz </text:p>
          </table:table-cell>
          <table:table-cell table:formula="of:=0.373-0.1" office:value-type="float" office:value="0.273" calcext:value-type="float">
            <text:p>0.273</text:p>
          </table:table-cell>
          <table:table-cell table:formula="of:=0.353-0.1" office:value-type="float" office:value="0.253" calcext:value-type="float">
            <text:p>0.253</text:p>
          </table:table-cell>
          <table:table-cell table:formula="of:=0.33-0.1" office:value-type="float" office:value="0.23" calcext:value-type="float">
            <text:p>0.23</text:p>
          </table:table-cell>
          <table:table-cell table:formula="of:=0.342-0.1" office:value-type="float" office:value="0.242" calcext:value-type="float">
            <text:p>0.242</text:p>
          </table:table-cell>
          <table:table-cell table:formula="of:=0.284-0.1" office:value-type="float" office:value="0.184" calcext:value-type="float">
            <text:p>0.184</text:p>
          </table:table-cell>
          <table:table-cell table:formula="of:=0.302-0.1" office:value-type="float" office:value="0.202" calcext:value-type="float">
            <text:p>0.202</text:p>
          </table:table-cell>
          <table:table-cell table:formula="of:=0.293-0.1" office:value-type="float" office:value="0.193" calcext:value-type="float">
            <text:p>0.193</text:p>
          </table:table-cell>
          <table:table-cell table:formula="of:=0.271-0.1" office:value-type="float" office:value="0.171" calcext:value-type="float">
            <text:p>0.171</text:p>
          </table:table-cell>
          <table:table-cell table:formula="of:=0.288-0.1" office:value-type="float" office:value="0.188" calcext:value-type="float">
            <text:p>0.1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Force GTX 970 </text:p>
          </table:table-cell>
          <table:table-cell table:formula="of:=0.348-0.1" office:value-type="float" office:value="0.248" calcext:value-type="float">
            <text:p>0.248</text:p>
          </table:table-cell>
          <table:table-cell table:formula="of:=0.349-0.1" office:value-type="float" office:value="0.249" calcext:value-type="float">
            <text:p>0.249</text:p>
          </table:table-cell>
          <table:table-cell table:formula="of:=0.318-0.1" office:value-type="float" office:value="0.218" calcext:value-type="float">
            <text:p>0.218</text:p>
          </table:table-cell>
          <table:table-cell table:formula="of:=0.34-0.1" office:value-type="float" office:value="0.24" calcext:value-type="float">
            <text:p>0.24</text:p>
          </table:table-cell>
          <table:table-cell table:formula="of:=0.305-0.1" office:value-type="float" office:value="0.205" calcext:value-type="float">
            <text:p>0.205</text:p>
          </table:table-cell>
          <table:table-cell table:formula="of:=0.361-0.1" office:value-type="float" office:value="0.261" calcext:value-type="float">
            <text:p>0.261</text:p>
          </table:table-cell>
          <table:table-cell table:formula="of:=0.323-0.1" office:value-type="float" office:value="0.223" calcext:value-type="float">
            <text:p>0.223</text:p>
          </table:table-cell>
          <table:table-cell table:formula="of:=0.326-0.1" office:value-type="float" office:value="0.226" calcext:value-type="float">
            <text:p>0.226</text:p>
          </table:table-cell>
          <table:table-cell table:formula="of:=0.307-0.1" office:value-type="float" office:value="0.207" calcext:value-type="float">
            <text:p>0.20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 SIZE 4K</text:p>
          </table:table-cell>
          <table:table-cell office:value-type="float" office:value="34584066" calcext:value-type="float">
            <text:p>34584066</text:p>
          </table:table-cell>
          <table:table-cell office:value-type="float" office:value="17292033" calcext:value-type="float">
            <text:p>17292033</text:p>
          </table:table-cell>
          <table:table-cell office:value-type="float" office:value="11412951" calcext:value-type="float">
            <text:p>11412951</text:p>
          </table:table-cell>
          <table:table-cell office:value-type="float" office:value="17273850" calcext:value-type="float">
            <text:p>17273850</text:p>
          </table:table-cell>
          <table:table-cell office:value-type="float" office:value="8636925" calcext:value-type="float">
            <text:p>8636925</text:p>
          </table:table-cell>
          <table:table-cell office:value-type="float" office:value="5700475" calcext:value-type="float">
            <text:p>5700475</text:p>
          </table:table-cell>
          <table:table-cell office:value-type="float" office:value="11418924" calcext:value-type="float">
            <text:p>11418924</text:p>
          </table:table-cell>
          <table:table-cell office:value-type="float" office:value="5709462" calcext:value-type="float">
            <text:p>5709462</text:p>
          </table:table-cell>
          <table:table-cell office:value-type="float" office:value="3768314" calcext:value-type="float">
            <text:p>376831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E1SoC</text:p>
          </table:table-cell>
          <table:table-cell/>
          <table:table-cell table:formula="of:=13.688-6" office:value-type="float" office:value="7.688" calcext:value-type="float">
            <text:p>7.688</text:p>
          </table:table-cell>
          <table:table-cell table:formula="of:=13.455-6" office:value-type="float" office:value="7.455" calcext:value-type="float">
            <text:p>7.455</text:p>
          </table:table-cell>
          <table:table-cell table:formula="of:=12.623-6" office:value-type="float" office:value="6.623" calcext:value-type="float">
            <text:p>6.623</text:p>
          </table:table-cell>
          <table:table-cell table:formula="of:=12.226-6" office:value-type="float" office:value="6.226" calcext:value-type="float">
            <text:p>6.226</text:p>
          </table:table-cell>
          <table:table-cell table:formula="of:=12.1-6" office:value-type="float" office:value="6.1" calcext:value-type="float">
            <text:p>6.1</text:p>
          </table:table-cell>
          <table:table-cell table:formula="of:=12.195-6" office:value-type="float" office:value="6.195" calcext:value-type="float">
            <text:p>6.195</text:p>
          </table:table-cell>
          <table:table-cell table:formula="of:=11.854-6" office:value-type="float" office:value="5.854" calcext:value-type="float">
            <text:p>5.854</text:p>
          </table:table-cell>
          <table:table-cell table:formula="of:=11.954-6" office:value-type="float" office:value="5.954" calcext:value-type="float">
            <text:p>5.9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l Core i7-3520M CPU @ 2.90GHz </text:p>
          </table:table-cell>
          <table:table-cell table:formula="of:=1.15-0.5" office:value-type="float" office:value="0.65" calcext:value-type="float">
            <text:p>0.65</text:p>
          </table:table-cell>
          <table:table-cell table:formula="of:=1.079-0.5" office:value-type="float" office:value="0.579" calcext:value-type="float">
            <text:p>0.579</text:p>
          </table:table-cell>
          <table:table-cell table:formula="of:=1.02-0.5" office:value-type="float" office:value="0.52" calcext:value-type="float">
            <text:p>0.52</text:p>
          </table:table-cell>
          <table:table-cell table:formula="of:=1.099-0.5" office:value-type="float" office:value="0.599" calcext:value-type="float">
            <text:p>0.599</text:p>
          </table:table-cell>
          <table:table-cell table:formula="of:=0.996-0.5" office:value-type="float" office:value="0.496" calcext:value-type="float">
            <text:p>0.496</text:p>
          </table:table-cell>
          <table:table-cell table:formula="of:=0.976-0.5" office:value-type="float" office:value="0.476" calcext:value-type="float">
            <text:p>0.476</text:p>
          </table:table-cell>
          <table:table-cell table:formula="of:=0.991-0.5" office:value-type="float" office:value="0.491" calcext:value-type="float">
            <text:p>0.491</text:p>
          </table:table-cell>
          <table:table-cell table:formula="of:=0.983-0.5" office:value-type="float" office:value="0.483" calcext:value-type="float">
            <text:p>0.483</text:p>
          </table:table-cell>
          <table:table-cell table:formula="of:=0.949-0.5" office:value-type="float" office:value="0.449" calcext:value-type="float">
            <text:p>0.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l Core i7-2600 CPU @ 3.40GHz</text:p>
          </table:table-cell>
          <table:table-cell table:formula="of:=1.241-0.6" office:value-type="float" office:value="0.641" calcext:value-type="float">
            <text:p>0.641</text:p>
          </table:table-cell>
          <table:table-cell table:formula="of:=1.19-0.6" office:value-type="float" office:value="0.59" calcext:value-type="float">
            <text:p>0.59</text:p>
          </table:table-cell>
          <table:table-cell table:formula="of:=1.156-0.6" office:value-type="float" office:value="0.556" calcext:value-type="float">
            <text:p>0.556</text:p>
          </table:table-cell>
          <table:table-cell table:formula="of:=1.187-0.6" office:value-type="float" office:value="0.587" calcext:value-type="float">
            <text:p>0.587</text:p>
          </table:table-cell>
          <table:table-cell table:formula="of:=1.11-0.6" office:value-type="float" office:value="0.51" calcext:value-type="float">
            <text:p>0.51</text:p>
          </table:table-cell>
          <table:table-cell table:formula="of:=1.137-0.6" office:value-type="float" office:value="0.537" calcext:value-type="float">
            <text:p>0.537</text:p>
          </table:table-cell>
          <table:table-cell table:formula="of:=1.123-0.6" office:value-type="float" office:value="0.523" calcext:value-type="float">
            <text:p>0.523</text:p>
          </table:table-cell>
          <table:table-cell table:formula="of:=1.116-0.5" office:value-type="float" office:value="0.616" calcext:value-type="float">
            <text:p>0.616</text:p>
          </table:table-cell>
          <table:table-cell table:formula="of:=1.069-0.6" office:value-type="float" office:value="0.469" calcext:value-type="float">
            <text:p>0.4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Force GTX 970 </text:p>
          </table:table-cell>
          <table:table-cell table:formula="of:=1.191-0.6" office:value-type="float" office:value="0.591" calcext:value-type="float">
            <text:p>0.591</text:p>
          </table:table-cell>
          <table:table-cell table:formula="of:=1.159-0.6" office:value-type="float" office:value="0.559" calcext:value-type="float">
            <text:p>0.559</text:p>
          </table:table-cell>
          <table:table-cell table:formula="of:=1.087-0.6" office:value-type="float" office:value="0.487" calcext:value-type="float">
            <text:p>0.487</text:p>
          </table:table-cell>
          <table:table-cell table:formula="of:=1.126-0.6" office:value-type="float" office:value="0.526" calcext:value-type="float">
            <text:p>0.526</text:p>
          </table:table-cell>
          <table:table-cell table:formula="of:=1.097-0.6" office:value-type="float" office:value="0.497" calcext:value-type="float">
            <text:p>0.497</text:p>
          </table:table-cell>
          <table:table-cell table:formula="of:=1.108-0.6" office:value-type="float" office:value="0.508" calcext:value-type="float">
            <text:p>0.508</text:p>
          </table:table-cell>
          <table:table-cell table:formula="of:=1.114-0.6" office:value-type="float" office:value="0.514" calcext:value-type="float">
            <text:p>0.514</text:p>
          </table:table-cell>
          <table:table-cell table:formula="of:=1.115-0.6" office:value-type="float" office:value="0.515" calcext:value-type="float">
            <text:p>0.515</text:p>
          </table:table-cell>
          <table:table-cell table:formula="of:=1.094-0.6" office:value-type="float" office:value="0.494" calcext:value-type="float">
            <text:p>0.494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6:27:22.031705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4:46:09.541844129</meta:creation-date>
    <dc:date>2017-01-10T23:56:43.704382586</dc:date>
    <meta:editing-duration>PT6H58M7S</meta:editing-duration>
    <meta:editing-cycles>7</meta:editing-cycles>
    <meta:generator>LibreOffice/5.2.4.2.0$Linux_X86_64 LibreOffice_project/20m0$Build-2</meta:generator>
    <meta:document-statistic meta:table-count="1" meta:cell-count="2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OpenCL runtime rlc image</text:p>
        </chart:title>
        <chart:legend chart:legend-position="end" svg:x="10.985cm" svg:y="3.057cm" style:legend-expansion="high" chart:style-name="ch3"/>
        <chart:plot-area chart:style-name="ch4" table:cell-range-address="Sheet1.A19:Sheet1.J19 Sheet1.A21:Sheet1.J24" chart:data-source-has-labels="column" svg:x="1.331cm" svg:y="1.275cm" svg:width="9.334cm" svg:height="6.564cm">
          <chartooo:coordinate-region svg:x="2.058cm" svg:y="1.474cm" svg:width="7.864cm" svg:height="5.718cm"/>
          <chart:axis chart:dimension="x" chart:name="primary-x" chart:style-name="ch5">
            <chart:title svg:x="4.71cm" svg:y="8.019cm" chart:style-name="ch6">
              <text:p>Accumulator size</text:p>
            </chart:title>
          </chart:axis>
          <chart:axis chart:dimension="y" chart:name="primary-y" chart:style-name="ch5">
            <chart:title svg:x="0.451cm" svg:y="5.13cm" chart:style-name="ch7">
              <text:p>Time[s]</text:p>
            </chart:title>
            <chart:grid chart:style-name="ch8" chart:class="major"/>
          </chart:axis>
          <chart:series chart:style-name="ch9" chart:values-cell-range-address="Sheet1.B21:Sheet1.J21" chart:label-cell-address="Sheet1.A21:Sheet1.A21" chart:class="chart:scatter">
            <chart:domain table:cell-range-address="Sheet1.B19:Sheet1.J19"/>
            <chart:data-point chart:repeated="9"/>
          </chart:series>
          <chart:series chart:style-name="ch10" chart:values-cell-range-address="Sheet1.B22:Sheet1.J22" chart:label-cell-address="Sheet1.A22:Sheet1.A22" chart:class="chart:scatter">
            <chart:data-point chart:repeated="9"/>
          </chart:series>
          <chart:series chart:style-name="ch11" chart:values-cell-range-address="Sheet1.B23:Sheet1.J23" chart:label-cell-address="Sheet1.A23:Sheet1.A23" chart:class="chart:scatter">
            <chart:data-point chart:repeated="9"/>
          </chart:series>
          <chart:series chart:style-name="ch12" chart:values-cell-range-address="Sheet1.B24:Sheet1.J24" chart:label-cell-address="Sheet1.A24:Sheet1.A2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1529924">
                <text:p>11529924</text:p>
                <draw:g>
                  <svg:desc>Sheet1.B19:Sheet1.J19</svg:desc>
                </draw:g>
              </table:table-cell>
              <table:table-cell office:value-type="float" office:value="5764952">
                <text:p>5764952</text:p>
              </table:table-cell>
              <table:table-cell office:value-type="float" office:value="3804951">
                <text:p>3804951</text:p>
              </table:table-cell>
              <table:table-cell office:value-type="float" office:value="5758900">
                <text:p>5758900</text:p>
              </table:table-cell>
              <table:table-cell office:value-type="float" office:value="2879450">
                <text:p>2879450</text:p>
              </table:table-cell>
              <table:table-cell office:value-type="float" office:value="1900475">
                <text:p>1900475</text:p>
              </table:table-cell>
              <table:table-cell office:value-type="float" office:value="3806936">
                <text:p>3806936</text:p>
              </table:table-cell>
              <table:table-cell office:value-type="float" office:value="1903468">
                <text:p>1903468</text:p>
              </table:table-cell>
              <table:table-cell office:value-type="float" office:value="1256314">
                <text:p>1256314</text:p>
              </table:table-cell>
            </table:table-row>
            <table:table-row>
              <table:table-cell office:value-type="string">
                <text:p>DE1SoC </text:p>
                <draw:g>
                  <svg:desc>Sheet1.A21:Sheet1.A21</svg:desc>
                </draw:g>
              </table:table-cell>
              <table:table-cell office:value-type="float" office:value="3.828">
                <text:p>3.828</text:p>
                <draw:g>
                  <svg:desc>Sheet1.B21:Sheet1.J21</svg:desc>
                </draw:g>
              </table:table-cell>
              <table:table-cell office:value-type="float" office:value="3.322">
                <text:p>3.322</text:p>
              </table:table-cell>
              <table:table-cell office:value-type="float" office:value="2.293">
                <text:p>2.293</text:p>
              </table:table-cell>
              <table:table-cell office:value-type="float" office:value="3.183">
                <text:p>3.183</text:p>
              </table:table-cell>
              <table:table-cell office:value-type="float" office:value="2.293">
                <text:p>2.293</text:p>
              </table:table-cell>
              <table:table-cell office:value-type="float" office:value="1.963">
                <text:p>1.963</text:p>
              </table:table-cell>
              <table:table-cell office:value-type="float" office:value="1.827">
                <text:p>1.827</text:p>
              </table:table-cell>
              <table:table-cell office:value-type="float" office:value="1.575">
                <text:p>1.575</text:p>
              </table:table-cell>
              <table:table-cell office:value-type="float" office:value="1.528">
                <text:p>1.528</text:p>
              </table:table-cell>
            </table:table-row>
            <table:table-row>
              <table:table-cell office:value-type="string">
                <text:p>Intel Core i7-3520M CPU @ 2.90GHz </text:p>
                <draw:g>
                  <svg:desc>Sheet1.A22:Sheet1.A22</svg:desc>
                </draw:g>
              </table:table-cell>
              <table:table-cell office:value-type="float" office:value="0.299">
                <text:p>0.299</text:p>
                <draw:g>
                  <svg:desc>Sheet1.B22:Sheet1.J22</svg:desc>
                </draw:g>
              </table:table-cell>
              <table:table-cell office:value-type="float" office:value="0.258">
                <text:p>0.258</text:p>
              </table:table-cell>
              <table:table-cell office:value-type="float" office:value="0.211">
                <text:p>0.211</text:p>
              </table:table-cell>
              <table:table-cell office:value-type="float" office:value="0.316">
                <text:p>0.316</text:p>
              </table:table-cell>
              <table:table-cell office:value-type="float" office:value="0.281">
                <text:p>0.281</text:p>
              </table:table-cell>
              <table:table-cell office:value-type="float" office:value="0.269">
                <text:p>0.269</text:p>
              </table:table-cell>
              <table:table-cell office:value-type="float" office:value="0.275">
                <text:p>0.275</text:p>
              </table:table-cell>
              <table:table-cell office:value-type="float" office:value="0.246">
                <text:p>0.24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Intel Core i7-2600 CPU @ 3.40GHz </text:p>
                <draw:g>
                  <svg:desc>Sheet1.A23:Sheet1.A23</svg:desc>
                </draw:g>
              </table:table-cell>
              <table:table-cell office:value-type="float" office:value="0.273">
                <text:p>0.273</text:p>
                <draw:g>
                  <svg:desc>Sheet1.B23:Sheet1.J23</svg:desc>
                </draw:g>
              </table:table-cell>
              <table:table-cell office:value-type="float" office:value="0.253">
                <text:p>0.253</text:p>
              </table:table-cell>
              <table:table-cell office:value-type="float" office:value="0.23">
                <text:p>0.23</text:p>
              </table:table-cell>
              <table:table-cell office:value-type="float" office:value="0.242">
                <text:p>0.242</text:p>
              </table:table-cell>
              <table:table-cell office:value-type="float" office:value="0.184">
                <text:p>0.184</text:p>
              </table:table-cell>
              <table:table-cell office:value-type="float" office:value="0.202">
                <text:p>0.202</text:p>
              </table:table-cell>
              <table:table-cell office:value-type="float" office:value="0.193">
                <text:p>0.193</text:p>
              </table:table-cell>
              <table:table-cell office:value-type="float" office:value="0.171">
                <text:p>0.17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GeForce GTX 970 </text:p>
                <draw:g>
                  <svg:desc>Sheet1.A24:Sheet1.A24</svg:desc>
                </draw:g>
              </table:table-cell>
              <table:table-cell office:value-type="float" office:value="0.248">
                <text:p>0.248</text:p>
                <draw:g>
                  <svg:desc>Sheet1.B24:Sheet1.J24</svg:desc>
                </draw:g>
              </table:table-cell>
              <table:table-cell office:value-type="float" office:value="0.249">
                <text:p>0.249</text:p>
              </table:table-cell>
              <table:table-cell office:value-type="float" office:value="0.218">
                <text:p>0.218</text:p>
              </table:table-cell>
              <table:table-cell office:value-type="float" office:value="0.24">
                <text:p>0.24</text:p>
              </table:table-cell>
              <table:table-cell office:value-type="float" office:value="0.205">
                <text:p>0.205</text:p>
              </table:table-cell>
              <table:table-cell office:value-type="float" office:value="0.261">
                <text:p>0.261</text:p>
              </table:table-cell>
              <table:table-cell office:value-type="float" office:value="0.223">
                <text:p>0.223</text:p>
              </table:table-cell>
              <table:table-cell office:value-type="float" office:value="0.226">
                <text:p>0.226</text:p>
              </table:table-cell>
              <table:table-cell office:value-type="float" office:value="0.207">
                <text:p>0.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5.329cm" svg:y="0.316cm" chart:style-name="ch2">
          <text:p>OpenCL runtime 4k image</text:p>
        </chart:title>
        <chart:legend chart:legend-position="end" svg:x="10.969cm" svg:y="3.059cm" style:legend-expansion="high" chart:style-name="ch3"/>
        <chart:plot-area chart:style-name="ch4" table:cell-range-address="Sheet1.A27:Sheet1.J27 Sheet1.A29:Sheet1.J32" chart:data-source-has-labels="column" svg:x="1.33cm" svg:y="1.275cm" svg:width="9.32cm" svg:height="6.569cm">
          <chartooo:coordinate-region svg:x="1.766cm" svg:y="1.474cm" svg:width="8.141cm" svg:height="5.723cm"/>
          <chart:axis chart:dimension="x" chart:name="primary-x" chart:style-name="ch5">
            <chart:title svg:x="4.702cm" svg:y="8.024cm" chart:style-name="ch6">
              <text:p>Accumulator size</text:p>
            </chart:title>
          </chart:axis>
          <chart:axis chart:dimension="y" chart:name="primary-y" chart:style-name="ch5">
            <chart:title svg:x="0.451cm" svg:y="5.132cm" chart:style-name="ch7">
              <text:p>Time[s]</text:p>
            </chart:title>
            <chart:grid chart:style-name="ch8" chart:class="major"/>
          </chart:axis>
          <chart:series chart:style-name="ch9" chart:values-cell-range-address="Sheet1.B29:Sheet1.J29" chart:label-cell-address="Sheet1.A29:Sheet1.A29" chart:class="chart:scatter">
            <chart:domain table:cell-range-address="Sheet1.B27:Sheet1.J27"/>
            <chart:data-point chart:repeated="9"/>
          </chart:series>
          <chart:series chart:style-name="ch10" chart:values-cell-range-address="Sheet1.B30:Sheet1.J30" chart:label-cell-address="Sheet1.A30:Sheet1.A30" chart:class="chart:scatter">
            <chart:data-point chart:repeated="9"/>
          </chart:series>
          <chart:series chart:style-name="ch11" chart:values-cell-range-address="Sheet1.B31:Sheet1.J31" chart:label-cell-address="Sheet1.A31:Sheet1.A31" chart:class="chart:scatter">
            <chart:data-point chart:repeated="9"/>
          </chart:series>
          <chart:series chart:style-name="ch12" chart:values-cell-range-address="Sheet1.B32:Sheet1.J32" chart:label-cell-address="Sheet1.A32:Sheet1.A32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4584066">
                <text:p>34584066</text:p>
                <draw:g>
                  <svg:desc>Sheet1.B27:Sheet1.J27</svg:desc>
                </draw:g>
              </table:table-cell>
              <table:table-cell office:value-type="float" office:value="17292033">
                <text:p>17292033</text:p>
              </table:table-cell>
              <table:table-cell office:value-type="float" office:value="11412951">
                <text:p>11412951</text:p>
              </table:table-cell>
              <table:table-cell office:value-type="float" office:value="17273850">
                <text:p>17273850</text:p>
              </table:table-cell>
              <table:table-cell office:value-type="float" office:value="8636925">
                <text:p>8636925</text:p>
              </table:table-cell>
              <table:table-cell office:value-type="float" office:value="5700475">
                <text:p>5700475</text:p>
              </table:table-cell>
              <table:table-cell office:value-type="float" office:value="11418924">
                <text:p>11418924</text:p>
              </table:table-cell>
              <table:table-cell office:value-type="float" office:value="5709462">
                <text:p>5709462</text:p>
              </table:table-cell>
              <table:table-cell office:value-type="float" office:value="3768314">
                <text:p>3768314</text:p>
              </table:table-cell>
            </table:table-row>
            <table:table-row>
              <table:table-cell office:value-type="string">
                <text:p>DE1SoC</text:p>
                <draw:g>
                  <svg:desc>Sheet1.A29:Sheet1.A29</svg:desc>
                </draw:g>
              </table:table-cell>
              <table:table-cell office:value-type="float" office:value="NaN">
                <text:p>NaN</text:p>
                <draw:g>
                  <svg:desc>Sheet1.B29:Sheet1.J29</svg:desc>
                </draw:g>
              </table:table-cell>
              <table:table-cell office:value-type="float" office:value="7.688">
                <text:p>7.688</text:p>
              </table:table-cell>
              <table:table-cell office:value-type="float" office:value="7.455">
                <text:p>7.455</text:p>
              </table:table-cell>
              <table:table-cell office:value-type="float" office:value="6.623">
                <text:p>6.623</text:p>
              </table:table-cell>
              <table:table-cell office:value-type="float" office:value="6.226">
                <text:p>6.226</text:p>
              </table:table-cell>
              <table:table-cell office:value-type="float" office:value="6.1">
                <text:p>6.1</text:p>
              </table:table-cell>
              <table:table-cell office:value-type="float" office:value="6.195">
                <text:p>6.195</text:p>
              </table:table-cell>
              <table:table-cell office:value-type="float" office:value="5.854">
                <text:p>5.854</text:p>
              </table:table-cell>
              <table:table-cell office:value-type="float" office:value="5.954">
                <text:p>5.954</text:p>
              </table:table-cell>
            </table:table-row>
            <table:table-row>
              <table:table-cell office:value-type="string">
                <text:p>Intel Core i7-3520M CPU @ 2.90GHz </text:p>
                <draw:g>
                  <svg:desc>Sheet1.A30:Sheet1.A30</svg:desc>
                </draw:g>
              </table:table-cell>
              <table:table-cell office:value-type="float" office:value="0.65">
                <text:p>0.65</text:p>
                <draw:g>
                  <svg:desc>Sheet1.B30:Sheet1.J30</svg:desc>
                </draw:g>
              </table:table-cell>
              <table:table-cell office:value-type="float" office:value="0.579">
                <text:p>0.579</text:p>
              </table:table-cell>
              <table:table-cell office:value-type="float" office:value="0.52">
                <text:p>0.52</text:p>
              </table:table-cell>
              <table:table-cell office:value-type="float" office:value="0.599">
                <text:p>0.599</text:p>
              </table:table-cell>
              <table:table-cell office:value-type="float" office:value="0.496">
                <text:p>0.496</text:p>
              </table:table-cell>
              <table:table-cell office:value-type="float" office:value="0.476">
                <text:p>0.476</text:p>
              </table:table-cell>
              <table:table-cell office:value-type="float" office:value="0.491">
                <text:p>0.491</text:p>
              </table:table-cell>
              <table:table-cell office:value-type="float" office:value="0.483">
                <text:p>0.483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Intel Core i7-2600 CPU @ 3.40GHz</text:p>
                <draw:g>
                  <svg:desc>Sheet1.A31:Sheet1.A31</svg:desc>
                </draw:g>
              </table:table-cell>
              <table:table-cell office:value-type="float" office:value="0.641">
                <text:p>0.641</text:p>
                <draw:g>
                  <svg:desc>Sheet1.B31:Sheet1.J31</svg:desc>
                </draw:g>
              </table:table-cell>
              <table:table-cell office:value-type="float" office:value="0.59">
                <text:p>0.59</text:p>
              </table:table-cell>
              <table:table-cell office:value-type="float" office:value="0.556">
                <text:p>0.556</text:p>
              </table:table-cell>
              <table:table-cell office:value-type="float" office:value="0.587">
                <text:p>0.587</text:p>
              </table:table-cell>
              <table:table-cell office:value-type="float" office:value="0.51">
                <text:p>0.51</text:p>
              </table:table-cell>
              <table:table-cell office:value-type="float" office:value="0.537">
                <text:p>0.537</text:p>
              </table:table-cell>
              <table:table-cell office:value-type="float" office:value="0.523">
                <text:p>0.523</text:p>
              </table:table-cell>
              <table:table-cell office:value-type="float" office:value="0.616">
                <text:p>0.616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GeForce GTX 970 </text:p>
                <draw:g>
                  <svg:desc>Sheet1.A32:Sheet1.A32</svg:desc>
                </draw:g>
              </table:table-cell>
              <table:table-cell office:value-type="float" office:value="0.591">
                <text:p>0.591</text:p>
                <draw:g>
                  <svg:desc>Sheet1.B32:Sheet1.J32</svg:desc>
                </draw:g>
              </table:table-cell>
              <table:table-cell office:value-type="float" office:value="0.559">
                <text:p>0.559</text:p>
              </table:table-cell>
              <table:table-cell office:value-type="float" office:value="0.487">
                <text:p>0.487</text:p>
              </table:table-cell>
              <table:table-cell office:value-type="float" office:value="0.526">
                <text:p>0.526</text:p>
              </table:table-cell>
              <table:table-cell office:value-type="float" office:value="0.497">
                <text:p>0.497</text:p>
              </table:table-cell>
              <table:table-cell office:value-type="float" office:value="0.508">
                <text:p>0.508</text:p>
              </table:table-cell>
              <table:table-cell office:value-type="float" office:value="0.514">
                <text:p>0.514</text:p>
              </table:table-cell>
              <table:table-cell office:value-type="float" office:value="0.515">
                <text:p>0.515</text:p>
              </table:table-cell>
              <table:table-cell office:value-type="float" office:value="0.494">
                <text:p>0.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title svg:x="4.071cm" svg:y="0.316cm" chart:style-name="ch2">
          <text:p>Other devices running time RLC image</text:p>
        </chart:title>
        <chart:legend chart:legend-position="end" svg:x="10.968cm" svg:y="3.308cm" style:legend-expansion="high" chart:style-name="ch3"/>
        <chart:plot-area chart:style-name="ch4" table:cell-range-address="Sheet1.A19:Sheet1.J19 Sheet1.A22:Sheet1.J24" chart:data-source-has-labels="column" svg:x="1.33cm" svg:y="1.275cm" svg:width="9.319cm" svg:height="6.569cm">
          <chartooo:coordinate-region svg:x="2.242cm" svg:y="1.474cm" svg:width="7.664cm" svg:height="5.723cm"/>
          <chart:axis chart:dimension="x" chart:name="primary-x" chart:style-name="ch5">
            <chart:title svg:x="4.701cm" svg:y="8.024cm" chart:style-name="ch6">
              <text:p>Accumulator size</text:p>
            </chart:title>
          </chart:axis>
          <chart:axis chart:dimension="y" chart:name="primary-y" chart:style-name="ch5">
            <chart:title svg:x="0.451cm" svg:y="5.132cm" chart:style-name="ch7">
              <text:p>Time[s]</text:p>
            </chart:title>
            <chart:grid chart:style-name="ch8" chart:class="major"/>
          </chart:axis>
          <chart:series chart:style-name="ch9" chart:values-cell-range-address="Sheet1.B22:Sheet1.J22" chart:label-cell-address="Sheet1.A22:Sheet1.A22" chart:class="chart:scatter">
            <chart:domain table:cell-range-address="Sheet1.B19:Sheet1.J19"/>
            <chart:data-point chart:repeated="9"/>
          </chart:series>
          <chart:series chart:style-name="ch10" chart:values-cell-range-address="Sheet1.B23:Sheet1.J23" chart:label-cell-address="Sheet1.A23:Sheet1.A23" chart:class="chart:scatter">
            <chart:data-point chart:repeated="9"/>
          </chart:series>
          <chart:series chart:style-name="ch11" chart:values-cell-range-address="Sheet1.B24:Sheet1.J24" chart:label-cell-address="Sheet1.A24:Sheet1.A2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1529924">
                <text:p>11529924</text:p>
                <draw:g>
                  <svg:desc>Sheet1.B19:Sheet1.J19</svg:desc>
                </draw:g>
              </table:table-cell>
              <table:table-cell office:value-type="float" office:value="5764952">
                <text:p>5764952</text:p>
              </table:table-cell>
              <table:table-cell office:value-type="float" office:value="3804951">
                <text:p>3804951</text:p>
              </table:table-cell>
              <table:table-cell office:value-type="float" office:value="5758900">
                <text:p>5758900</text:p>
              </table:table-cell>
              <table:table-cell office:value-type="float" office:value="2879450">
                <text:p>2879450</text:p>
              </table:table-cell>
              <table:table-cell office:value-type="float" office:value="1900475">
                <text:p>1900475</text:p>
              </table:table-cell>
              <table:table-cell office:value-type="float" office:value="3806936">
                <text:p>3806936</text:p>
              </table:table-cell>
              <table:table-cell office:value-type="float" office:value="1903468">
                <text:p>1903468</text:p>
              </table:table-cell>
              <table:table-cell office:value-type="float" office:value="1256314">
                <text:p>1256314</text:p>
              </table:table-cell>
            </table:table-row>
            <table:table-row>
              <table:table-cell office:value-type="string">
                <text:p>Intel Core i7-3520M CPU @ 2.90GHz </text:p>
                <draw:g>
                  <svg:desc>Sheet1.A22:Sheet1.A22</svg:desc>
                </draw:g>
              </table:table-cell>
              <table:table-cell office:value-type="float" office:value="0.299">
                <text:p>0.299</text:p>
                <draw:g>
                  <svg:desc>Sheet1.B22:Sheet1.J22</svg:desc>
                </draw:g>
              </table:table-cell>
              <table:table-cell office:value-type="float" office:value="0.258">
                <text:p>0.258</text:p>
              </table:table-cell>
              <table:table-cell office:value-type="float" office:value="0.211">
                <text:p>0.211</text:p>
              </table:table-cell>
              <table:table-cell office:value-type="float" office:value="0.316">
                <text:p>0.316</text:p>
              </table:table-cell>
              <table:table-cell office:value-type="float" office:value="0.281">
                <text:p>0.281</text:p>
              </table:table-cell>
              <table:table-cell office:value-type="float" office:value="0.269">
                <text:p>0.269</text:p>
              </table:table-cell>
              <table:table-cell office:value-type="float" office:value="0.275">
                <text:p>0.275</text:p>
              </table:table-cell>
              <table:table-cell office:value-type="float" office:value="0.246">
                <text:p>0.246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Intel Core i7-2600 CPU @ 3.40GHz </text:p>
                <draw:g>
                  <svg:desc>Sheet1.A23:Sheet1.A23</svg:desc>
                </draw:g>
              </table:table-cell>
              <table:table-cell office:value-type="float" office:value="0.273">
                <text:p>0.273</text:p>
                <draw:g>
                  <svg:desc>Sheet1.B23:Sheet1.J23</svg:desc>
                </draw:g>
              </table:table-cell>
              <table:table-cell office:value-type="float" office:value="0.253">
                <text:p>0.253</text:p>
              </table:table-cell>
              <table:table-cell office:value-type="float" office:value="0.23">
                <text:p>0.23</text:p>
              </table:table-cell>
              <table:table-cell office:value-type="float" office:value="0.242">
                <text:p>0.242</text:p>
              </table:table-cell>
              <table:table-cell office:value-type="float" office:value="0.184">
                <text:p>0.184</text:p>
              </table:table-cell>
              <table:table-cell office:value-type="float" office:value="0.202">
                <text:p>0.202</text:p>
              </table:table-cell>
              <table:table-cell office:value-type="float" office:value="0.193">
                <text:p>0.193</text:p>
              </table:table-cell>
              <table:table-cell office:value-type="float" office:value="0.171">
                <text:p>0.17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GeForce GTX 970 </text:p>
                <draw:g>
                  <svg:desc>Sheet1.A24:Sheet1.A24</svg:desc>
                </draw:g>
              </table:table-cell>
              <table:table-cell office:value-type="float" office:value="0.248">
                <text:p>0.248</text:p>
                <draw:g>
                  <svg:desc>Sheet1.B24:Sheet1.J24</svg:desc>
                </draw:g>
              </table:table-cell>
              <table:table-cell office:value-type="float" office:value="0.249">
                <text:p>0.249</text:p>
              </table:table-cell>
              <table:table-cell office:value-type="float" office:value="0.218">
                <text:p>0.218</text:p>
              </table:table-cell>
              <table:table-cell office:value-type="float" office:value="0.24">
                <text:p>0.24</text:p>
              </table:table-cell>
              <table:table-cell office:value-type="float" office:value="0.205">
                <text:p>0.205</text:p>
              </table:table-cell>
              <table:table-cell office:value-type="float" office:value="0.261">
                <text:p>0.261</text:p>
              </table:table-cell>
              <table:table-cell office:value-type="float" office:value="0.223">
                <text:p>0.223</text:p>
              </table:table-cell>
              <table:table-cell office:value-type="float" office:value="0.226">
                <text:p>0.226</text:p>
              </table:table-cell>
              <table:table-cell office:value-type="float" office:value="0.207">
                <text:p>0.2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271cm" svg:y="0.316cm" chart:style-name="ch2">
          <text:p>Other devices running time 4k image</text:p>
        </chart:title>
        <chart:legend chart:legend-position="end" svg:x="10.969cm" svg:y="3.308cm" style:legend-expansion="high" chart:style-name="ch3"/>
        <chart:plot-area chart:style-name="ch4" table:cell-range-address="Sheet1.A27:Sheet1.J27 Sheet1.A30:Sheet1.J32" chart:data-source-has-labels="column" svg:x="1.33cm" svg:y="1.275cm" svg:width="9.32cm" svg:height="6.569cm">
          <chartooo:coordinate-region svg:x="2.057cm" svg:y="1.474cm" svg:width="7.85cm" svg:height="5.723cm"/>
          <chart:axis chart:dimension="x" chart:name="primary-x" chart:style-name="ch5">
            <chart:title svg:x="4.702cm" svg:y="8.024cm" chart:style-name="ch6">
              <text:p>Accumulator size</text:p>
            </chart:title>
          </chart:axis>
          <chart:axis chart:dimension="y" chart:name="primary-y" chart:style-name="ch5">
            <chart:title svg:x="0.451cm" svg:y="5.132cm" chart:style-name="ch7">
              <text:p>Time[s]</text:p>
            </chart:title>
            <chart:grid chart:style-name="ch8" chart:class="major"/>
          </chart:axis>
          <chart:series chart:style-name="ch9" chart:values-cell-range-address="Sheet1.B30:Sheet1.J30" chart:label-cell-address="Sheet1.A30:Sheet1.A30" chart:class="chart:scatter">
            <chart:domain table:cell-range-address="Sheet1.B27:Sheet1.J27"/>
            <chart:data-point chart:repeated="9"/>
          </chart:series>
          <chart:series chart:style-name="ch10" chart:values-cell-range-address="Sheet1.B31:Sheet1.J31" chart:label-cell-address="Sheet1.A31:Sheet1.A31" chart:class="chart:scatter">
            <chart:data-point chart:repeated="9"/>
          </chart:series>
          <chart:series chart:style-name="ch11" chart:values-cell-range-address="Sheet1.B32:Sheet1.J32" chart:label-cell-address="Sheet1.A32:Sheet1.A3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4584066">
                <text:p>34584066</text:p>
                <draw:g>
                  <svg:desc>Sheet1.B27:Sheet1.J27</svg:desc>
                </draw:g>
              </table:table-cell>
              <table:table-cell office:value-type="float" office:value="17292033">
                <text:p>17292033</text:p>
              </table:table-cell>
              <table:table-cell office:value-type="float" office:value="11412951">
                <text:p>11412951</text:p>
              </table:table-cell>
              <table:table-cell office:value-type="float" office:value="17273850">
                <text:p>17273850</text:p>
              </table:table-cell>
              <table:table-cell office:value-type="float" office:value="8636925">
                <text:p>8636925</text:p>
              </table:table-cell>
              <table:table-cell office:value-type="float" office:value="5700475">
                <text:p>5700475</text:p>
              </table:table-cell>
              <table:table-cell office:value-type="float" office:value="11418924">
                <text:p>11418924</text:p>
              </table:table-cell>
              <table:table-cell office:value-type="float" office:value="5709462">
                <text:p>5709462</text:p>
              </table:table-cell>
              <table:table-cell office:value-type="float" office:value="3768314">
                <text:p>3768314</text:p>
              </table:table-cell>
            </table:table-row>
            <table:table-row>
              <table:table-cell office:value-type="string">
                <text:p>Intel Core i7-3520M CPU @ 2.90GHz </text:p>
                <draw:g>
                  <svg:desc>Sheet1.A30:Sheet1.A30</svg:desc>
                </draw:g>
              </table:table-cell>
              <table:table-cell office:value-type="float" office:value="0.65">
                <text:p>0.65</text:p>
                <draw:g>
                  <svg:desc>Sheet1.B30:Sheet1.J30</svg:desc>
                </draw:g>
              </table:table-cell>
              <table:table-cell office:value-type="float" office:value="0.579">
                <text:p>0.579</text:p>
              </table:table-cell>
              <table:table-cell office:value-type="float" office:value="0.52">
                <text:p>0.52</text:p>
              </table:table-cell>
              <table:table-cell office:value-type="float" office:value="0.599">
                <text:p>0.599</text:p>
              </table:table-cell>
              <table:table-cell office:value-type="float" office:value="0.496">
                <text:p>0.496</text:p>
              </table:table-cell>
              <table:table-cell office:value-type="float" office:value="0.476">
                <text:p>0.476</text:p>
              </table:table-cell>
              <table:table-cell office:value-type="float" office:value="0.491">
                <text:p>0.491</text:p>
              </table:table-cell>
              <table:table-cell office:value-type="float" office:value="0.483">
                <text:p>0.483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Intel Core i7-2600 CPU @ 3.40GHz</text:p>
                <draw:g>
                  <svg:desc>Sheet1.A31:Sheet1.A31</svg:desc>
                </draw:g>
              </table:table-cell>
              <table:table-cell office:value-type="float" office:value="0.641">
                <text:p>0.641</text:p>
                <draw:g>
                  <svg:desc>Sheet1.B31:Sheet1.J31</svg:desc>
                </draw:g>
              </table:table-cell>
              <table:table-cell office:value-type="float" office:value="0.59">
                <text:p>0.59</text:p>
              </table:table-cell>
              <table:table-cell office:value-type="float" office:value="0.556">
                <text:p>0.556</text:p>
              </table:table-cell>
              <table:table-cell office:value-type="float" office:value="0.587">
                <text:p>0.587</text:p>
              </table:table-cell>
              <table:table-cell office:value-type="float" office:value="0.51">
                <text:p>0.51</text:p>
              </table:table-cell>
              <table:table-cell office:value-type="float" office:value="0.537">
                <text:p>0.537</text:p>
              </table:table-cell>
              <table:table-cell office:value-type="float" office:value="0.523">
                <text:p>0.523</text:p>
              </table:table-cell>
              <table:table-cell office:value-type="float" office:value="0.616">
                <text:p>0.616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GeForce GTX 970 </text:p>
                <draw:g>
                  <svg:desc>Sheet1.A32:Sheet1.A32</svg:desc>
                </draw:g>
              </table:table-cell>
              <table:table-cell office:value-type="float" office:value="0.591">
                <text:p>0.591</text:p>
                <draw:g>
                  <svg:desc>Sheet1.B32:Sheet1.J32</svg:desc>
                </draw:g>
              </table:table-cell>
              <table:table-cell office:value-type="float" office:value="0.559">
                <text:p>0.559</text:p>
              </table:table-cell>
              <table:table-cell office:value-type="float" office:value="0.487">
                <text:p>0.487</text:p>
              </table:table-cell>
              <table:table-cell office:value-type="float" office:value="0.526">
                <text:p>0.526</text:p>
              </table:table-cell>
              <table:table-cell office:value-type="float" office:value="0.497">
                <text:p>0.497</text:p>
              </table:table-cell>
              <table:table-cell office:value-type="float" office:value="0.508">
                <text:p>0.508</text:p>
              </table:table-cell>
              <table:table-cell office:value-type="float" office:value="0.514">
                <text:p>0.514</text:p>
              </table:table-cell>
              <table:table-cell office:value-type="float" office:value="0.515">
                <text:p>0.515</text:p>
              </table:table-cell>
              <table:table-cell office:value-type="float" office:value="0.494">
                <text:p>0.4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